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7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74cm"/>
    </style:style>
    <style:style style:name="gr15" style:family="graphic" style:parent-style-name="standard">
      <style:graphic-properties draw:textarea-horizontal-align="justify" draw:textarea-vertical-align="middle" draw:auto-grow-height="false" fo:min-height="3.55cm" fo:min-width="8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8.1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11.1cm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7.1cm"/>
    </style:style>
    <style:style style:name="gr21" style:family="graphic" style:parent-style-name="standard">
      <style:graphic-properties draw:textarea-horizontal-align="justify" draw:textarea-vertical-align="middle" draw:auto-grow-height="false" fo:min-height="3.75cm" fo:min-width="4.5cm"/>
    </style:style>
    <style:style style:name="gr22" style:family="graphic" style:parent-style-name="standard">
      <style:graphic-properties draw:textarea-horizontal-align="justify" draw:textarea-vertical-align="middle" draw:auto-grow-height="false" fo:min-height="3.15cm" fo:min-width="4.5cm"/>
    </style:style>
    <style:style style:name="gr23" style:family="graphic" style:parent-style-name="standard">
      <style:graphic-properties draw:textarea-horizontal-align="justify" draw:textarea-vertical-align="middle" draw:auto-grow-height="false" fo:min-height="1.95cm" fo:min-width="7.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3" draw:layer="layout" svg:width="3.4cm" svg:height="1.8cm" svg:x="12.4cm" svg:y="4.2cm">
          <text:p text:style-name="P2"><text:span text:style-name="T1">开始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cm" svg:height="1.8cm" svg:x="4.8cm" svg:y="13.4cm">
          <text:p text:style-name="P2"><text:span text:style-name="T1">结局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4cm" svg:height="1.8cm" svg:x="19.2cm" svg:y="13.4cm">
          <text:p text:style-name="P2"><text:span text:style-name="T1">结局</text:span><text:span text:style-name="T1">B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1" draw:id="id1" draw:layer="layout" svg:width="0cm" svg:height="3.399cm" svg:x="14cm" svg:y="6cm" svg:viewBox="0 0 0 3400" draw:points="0,0 0,3400">
          <text:p/>
        </draw:polyline>
        <draw:polyline draw:style-name="gr5" draw:text-style-name="P4" xml:id="id2" draw:id="id2" draw:layer="layout" svg:width="14.399cm" svg:height="0cm" svg:x="7cm" svg:y="9.4cm" svg:viewBox="0 0 14400 0" draw:points="0,0 14400,0">
          <text:p/>
        </draw:polyline>
        <draw:polyline draw:style-name="gr4" draw:text-style-name="P4" xml:id="id3" draw:id="id3" draw:layer="layout" svg:width="0cm" svg:height="3.999cm" svg:x="7cm" svg:y="9.4cm" svg:viewBox="0 0 0 4000" draw:points="0,0 0,4000">
          <text:p/>
        </draw:polyline>
        <draw:polyline draw:style-name="gr4" draw:text-style-name="P4" xml:id="id4" draw:id="id4" draw:layer="layout" svg:width="0cm" svg:height="3.999cm" svg:x="21.4cm" svg:y="9.4cm" svg:viewBox="0 0 0 4000" draw:points="0,0 0,4000">
          <text:p/>
        </draw:polyline>
        <draw:frame draw:style-name="gr6" draw:text-style-name="P5" draw:layer="layout" svg:width="6.2cm" svg:height="1.927cm" svg:x="7cm" svg:y="9.311cm">
          <draw:text-box>
            <text:p xml:id="id5" text:id="id5"><text:span text:style-name="T2">如果玩家选择选项</text:span><text:span text:style-name="T2">A</text:span></text:p>
          </draw:text-box>
        </draw:frame>
        <draw:frame draw:style-name="gr6" draw:text-style-name="P5" draw:layer="layout" svg:width="6.4cm" svg:height="1.927cm" svg:x="15cm" svg:y="9.311cm">
          <draw:text-box>
            <text:p xml:id="id7" text:id="id7"><text:span text:style-name="T2">如果玩家选择选项</text:span><text:span text:style-name="T2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3.4cm" svg:height="1.8cm" svg:x="12.4cm" svg:y="4.2cm">
          <text:p text:style-name="P2"><text:span text:style-name="T1">开始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1.8cm" svg:x="4.8cm" svg:y="13.4cm">
          <text:p text:style-name="P2"><text:span text:style-name="T1">结局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.4cm" svg:height="1.8cm" svg:x="19.2cm" svg:y="13.4cm">
          <text:p text:style-name="P2"><text:span text:style-name="T1">结局</text:span><text:span text:style-name="T1">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cm" svg:y1="6cm" svg:x2="14cm" svg:y2="9.4cm">
          <text:p/>
        </draw:line>
        <draw:line draw:style-name="gr5" draw:text-style-name="P4" draw:layer="layout" svg:x1="7cm" svg:y1="9.4cm" svg:x2="21.4cm" svg:y2="9.4cm">
          <text:p/>
        </draw:line>
        <draw:line draw:style-name="gr4" draw:text-style-name="P4" draw:layer="layout" svg:x1="7cm" svg:y1="9.4cm" svg:x2="7cm" svg:y2="13.4cm">
          <text:p/>
        </draw:line>
        <draw:polyline draw:style-name="gr4" draw:text-style-name="P4" xml:id="id9" draw:id="id9" draw:layer="layout" svg:width="0cm" svg:height="3.999cm" svg:x="21.4cm" svg:y="9.4cm" svg:viewBox="0 0 0 4000" draw:points="0,0 0,4000">
          <text:p/>
        </draw:polyline>
        <draw:polyline draw:style-name="gr4" draw:text-style-name="P4" xml:id="id11" draw:id="id11" draw:layer="layout" svg:width="0cm" svg:height="3.999cm" svg:x="21.4cm" svg:y="9.4cm" svg:viewBox="0 0 0 4000" draw:points="0,0 0,4000">
          <text:p/>
        </draw:polyline>
        <draw:custom-shape draw:style-name="gr3" draw:text-style-name="P3" xml:id="id12" draw:id="id12" draw:layer="layout" svg:width="4.4cm" svg:height="1.8cm" svg:x="19.2cm" svg:y="13.4cm">
          <text:p text:style-name="P2"><text:span text:style-name="T1">结局</text:span><text:span text:style-name="T1">C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" svg:path="M0 4.76190476190476E-005h-0.264285714285714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" svg:path="M0 0.00476190476190476h-0.264285714285714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3.4cm" svg:height="1.8cm" svg:x="8.2cm" svg:y="0.8cm">
          <text:p text:style-name="P2"><text:span text:style-name="T1">开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4cm" svg:height="1.8cm" svg:x="0.6cm" svg:y="8.4cm">
          <text:p text:style-name="P2"><text:span text:style-name="T1">结局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4.4cm" svg:height="1.8cm" svg:x="15cm" svg:y="8.4cm">
          <text:p text:style-name="P2"><text:span text:style-name="T1">结局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8cm" svg:y1="2.6cm" svg:x2="9.8cm" svg:y2="5.4cm">
          <text:p/>
        </draw:line>
        <draw:line draw:style-name="gr5" draw:text-style-name="P4" draw:layer="layout" svg:x1="2.8cm" svg:y1="5.4cm" svg:x2="17.2cm" svg:y2="5.4cm">
          <text:p/>
        </draw:line>
        <draw:line draw:style-name="gr4" draw:text-style-name="P4" draw:layer="layout" svg:x1="2.8cm" svg:y1="5.4cm" svg:x2="2.8cm" svg:y2="8.4cm">
          <text:p/>
        </draw:line>
        <draw:polyline draw:style-name="gr4" draw:text-style-name="P4" xml:id="id14" draw:id="id14" draw:layer="layout" svg:width="0cm" svg:height="7.599cm" svg:x="17.2cm" svg:y="5.4cm" svg:viewBox="0 0 0 7600" draw:points="0,0 0,7600">
          <text:p/>
        </draw:polyline>
        <draw:polyline draw:style-name="gr5" draw:text-style-name="P4" xml:id="id15" draw:id="id15" draw:layer="layout" svg:width="12.399cm" svg:height="0cm" svg:x="11.2cm" svg:y="13cm" svg:viewBox="0 0 12400 0" draw:points="0,0 12400,0">
          <text:p/>
        </draw:polyline>
        <draw:custom-shape draw:style-name="gr3" draw:text-style-name="P3" xml:id="id19" draw:id="id19" draw:layer="layout" svg:width="4.4cm" svg:height="1.8cm" svg:x="21.2cm" svg:y="16.2cm">
          <text:p text:style-name="P2"><text:span text:style-name="T1">结局</text:span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" draw:text-style-name="P4" xml:id="id16" draw:id="id16" draw:layer="layout" svg:width="0cm" svg:height="3.199cm" svg:x="11.2cm" svg:y="13cm" svg:viewBox="0 0 0 3200" draw:points="0,0 0,3200">
          <text:p/>
        </draw:polyline>
        <draw:polyline draw:style-name="gr4" draw:text-style-name="P4" xml:id="id17" draw:id="id17" draw:layer="layout" svg:width="0cm" svg:height="3.199cm" svg:x="23.6cm" svg:y="13cm" svg:viewBox="0 0 0 3200" draw:points="0,0 0,3200">
          <text:p/>
        </draw:polyline>
        <draw:polyline draw:style-name="gr4" draw:text-style-name="P4" xml:id="id13" draw:id="id13" draw:layer="layout" svg:width="0cm" svg:height="2.999cm" svg:x="17.2cm" svg:y="5.4cm" svg:viewBox="0 0 0 3000" draw:points="0,0 0,3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8" svg:path="M0 0.00476190476190476l-0.214285714285714 0.361904761904762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7" draw:text-style-name="P3" draw:layer="layout" svg:width="3.6cm" svg:height="2.2cm" svg:x="12cm" svg:y="0.2cm">
          <text:p text:style-name="P2"><text:span text:style-name="T1">开始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5" draw:id="id25" draw:layer="layout" svg:width="6cm" svg:height="2.4cm" svg:x="0.2cm" svg:y="7.2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20" draw:id="id20" draw:layer="layout" svg:width="0cm" svg:height="1.799cm" svg:x="13.8cm" svg:y="2.4cm" svg:viewBox="0 0 0 1800" draw:points="0,0 0,1800">
          <text:p/>
        </draw:polyline>
        <draw:polyline draw:style-name="gr5" draw:text-style-name="P4" xml:id="id21" draw:id="id21" draw:layer="layout" svg:width="12.599cm" svg:height="0cm" svg:x="7.6cm" svg:y="4.2cm" svg:viewBox="0 0 12600 0" draw:points="0,0 12600,0">
          <text:p/>
        </draw:polyline>
        <draw:polyline draw:style-name="gr4" draw:text-style-name="P4" xml:id="id22" draw:id="id22" draw:layer="layout" svg:width="0cm" svg:height="1.999cm" svg:x="7.6cm" svg:y="4.2cm" svg:viewBox="0 0 0 2000" draw:points="0,0 0,2000">
          <text:p/>
        </draw:polyline>
        <draw:polyline draw:style-name="gr4" draw:text-style-name="P4" xml:id="id23" draw:id="id23" draw:layer="layout" svg:width="0cm" svg:height="1.999cm" svg:x="20.2cm" svg:y="4.2cm" svg:viewBox="0 0 0 2000" draw:points="0,0 0,2000">
          <text:p/>
        </draw:polyline>
        <draw:polyline draw:style-name="gr5" draw:text-style-name="P4" xml:id="id26" draw:id="id26" draw:layer="layout" svg:width="10.199cm" svg:height="0cm" svg:x="2.6cm" svg:y="6.2cm" svg:viewBox="0 0 10200 0" draw:points="0,0 10200,0">
          <text:p/>
        </draw:polyline>
        <draw:polyline draw:style-name="gr4" draw:text-style-name="P4" xml:id="id27" draw:id="id27" draw:layer="layout" svg:width="0cm" svg:height="0.999cm" svg:x="2.6cm" svg:y="6.2cm" svg:viewBox="0 0 0 1000" draw:points="0,0 0,1000">
          <text:p/>
        </draw:polyline>
        <draw:polyline draw:style-name="gr4" draw:text-style-name="P4" xml:id="id28" draw:id="id28" draw:layer="layout" svg:width="0cm" svg:height="1.599cm" svg:x="12.8cm" svg:y="6.2cm" svg:viewBox="0 0 0 1600" draw:points="0,0 0,1600">
          <text:p/>
        </draw:polyline>
        <draw:polyline draw:style-name="gr5" draw:text-style-name="P4" xml:id="id29" draw:id="id29" draw:layer="layout" svg:width="7.199cm" svg:height="0cm" svg:x="8.8cm" svg:y="7.8cm" svg:viewBox="0 0 7200 0" draw:points="0,0 7200,0">
          <text:p/>
        </draw:polyline>
        <draw:custom-shape draw:style-name="gr8" draw:text-style-name="P3" xml:id="id24" draw:id="id24" draw:layer="layout" svg:width="6cm" svg:height="2.4cm" svg:x="17.2cm" svg:y="6.2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30" draw:id="id30" draw:layer="layout" svg:width="0cm" svg:height="1.999cm" svg:x="8.8cm" svg:y="7.8cm" svg:viewBox="0 0 0 2000" draw:points="0,0 0,2000">
          <text:p/>
        </draw:polyline>
        <draw:polyline draw:style-name="gr4" draw:text-style-name="P4" xml:id="id31" draw:id="id31" draw:layer="layout" svg:width="0cm" svg:height="1.999cm" svg:x="16cm" svg:y="7.8cm" svg:viewBox="0 0 0 2000" draw:points="0,0 0,2000">
          <text:p/>
        </draw:polyline>
        <draw:polyline draw:style-name="gr5" draw:text-style-name="P4" xml:id="id32" draw:id="id32" draw:layer="layout" svg:width="6.599cm" svg:height="0cm" svg:x="2.2cm" svg:y="9.8cm" svg:viewBox="0 0 6600 0" draw:points="6600,0 0,0">
          <text:p/>
        </draw:polyline>
        <draw:polyline draw:style-name="gr4" draw:text-style-name="P4" xml:id="id33" draw:id="id33" draw:layer="layout" svg:width="0cm" svg:height="4.999cm" svg:x="2.2cm" svg:y="9.8cm" svg:viewBox="0 0 0 5000" draw:points="0,0 0,5000">
          <text:p/>
        </draw:polyline>
        <draw:polyline draw:style-name="gr4" draw:text-style-name="P4" xml:id="id34" draw:id="id34" draw:layer="layout" svg:width="0cm" svg:height="1.799cm" svg:x="8.8cm" svg:y="9.8cm" svg:viewBox="0 0 0 1800" draw:points="0,0 0,1800">
          <text:p/>
        </draw:polyline>
        <draw:polyline draw:style-name="gr5" draw:text-style-name="P4" xml:id="id36" draw:id="id36" draw:layer="layout" svg:width="9.199cm" svg:height="0cm" svg:x="14cm" svg:y="9.8cm" svg:viewBox="0 0 9200 0" draw:points="0,0 9200,0">
          <text:p/>
        </draw:polyline>
        <draw:polyline draw:style-name="gr4" draw:text-style-name="P4" xml:id="id37" draw:id="id37" draw:layer="layout" svg:width="0cm" svg:height="1.799cm" svg:x="14cm" svg:y="9.8cm" svg:viewBox="0 0 0 1800" draw:points="0,0 0,1800">
          <text:p/>
        </draw:polyline>
        <draw:polyline draw:style-name="gr4" draw:text-style-name="P4" xml:id="id38" draw:id="id38" draw:layer="layout" svg:width="0cm" svg:height="1.799cm" svg:x="23.2cm" svg:y="9.8cm" svg:viewBox="0 0 0 1800" draw:points="0,0 0,1800">
          <text:p/>
        </draw:polyline>
        <draw:custom-shape draw:style-name="gr8" draw:text-style-name="P3" xml:id="id35" draw:id="id35" draw:layer="layout" svg:width="6cm" svg:height="2.4cm" svg:x="4.4cm" svg:y="11.6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9" draw:id="id39" draw:layer="layout" svg:width="6cm" svg:height="2.4cm" svg:x="11cm" svg:y="11.6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polyline draw:style-name="gr5" draw:text-style-name="P4" xml:id="id47" draw:id="id47" draw:layer="layout" svg:width="5.999cm" svg:height="0cm" svg:x="20cm" svg:y="11.6cm" svg:viewBox="0 0 6000 0" draw:points="0,0 6000,0">
          <text:p/>
        </draw:polyline>
        <draw:polyline draw:style-name="gr4" draw:text-style-name="P4" xml:id="id48" draw:id="id48" draw:layer="layout" svg:width="0cm" svg:height="5.199cm" svg:x="20cm" svg:y="11.6cm" svg:viewBox="0 0 0 5200" draw:points="0,0 0,5200">
          <text:p/>
        </draw:polyline>
        <draw:polyline draw:style-name="gr4" draw:text-style-name="P4" xml:id="id49" draw:id="id49" draw:layer="layout" svg:width="0cm" svg:height="1.599cm" svg:x="26cm" svg:y="11.6cm" svg:viewBox="0 0 0 1600" draw:points="0,0 0,1600">
          <text:p/>
        </draw:polyline>
        <draw:custom-shape draw:style-name="gr8" draw:text-style-name="P3" xml:id="id50" draw:id="id50" draw:layer="layout" svg:width="6cm" svg:height="2.4cm" svg:x="21.8cm" svg:y="13.2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polyline draw:style-name="gr5" draw:text-style-name="P4" xml:id="id40" draw:id="id40" draw:layer="layout" svg:width="12.799cm" svg:height="0cm" svg:x="1.4cm" svg:y="14.8cm" svg:viewBox="0 0 12800 0" draw:points="0,0 12800,0">
          <text:p/>
        </draw:polyline>
        <draw:custom-shape draw:style-name="gr8" draw:text-style-name="P3" xml:id="id41" draw:id="id41" draw:layer="layout" svg:width="6cm" svg:height="2.4cm" svg:x="0.2cm" svg:y="16.4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2" draw:id="id42" draw:layer="layout" svg:width="6cm" svg:height="2.4cm" svg:x="6.4cm" svg:y="16.4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3" draw:id="id43" draw:layer="layout" svg:width="6cm" svg:height="2.4cm" svg:x="12.6cm" svg:y="16.4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44" draw:id="id44" draw:layer="layout" svg:width="0cm" svg:height="1.599cm" svg:x="1.4cm" svg:y="14.8cm" svg:viewBox="0 0 0 1600" draw:points="0,0 0,1600">
          <text:p/>
        </draw:polyline>
        <draw:polyline draw:style-name="gr4" draw:text-style-name="P4" xml:id="id45" draw:id="id45" draw:layer="layout" svg:width="0cm" svg:height="1.599cm" svg:x="9.2cm" svg:y="14.8cm" svg:viewBox="0 0 0 1600" draw:points="0,0 0,1600">
          <text:p/>
        </draw:polyline>
        <draw:polyline draw:style-name="gr4" draw:text-style-name="P4" xml:id="id46" draw:id="id46" draw:layer="layout" svg:width="0cm" svg:height="1.599cm" svg:x="14.2cm" svg:y="14.8cm" svg:viewBox="0 0 0 1600" draw:points="0,0 0,1600">
          <text:p/>
        </draw:polyline>
        <draw:custom-shape draw:style-name="gr8" draw:text-style-name="P3" xml:id="id51" draw:id="id51" draw:layer="layout" svg:width="6cm" svg:height="2.4cm" svg:x="19.6cm" svg:y="16.8cm">
          <text:p text:style-name="P2"><text:span text:style-name="T1">一个结局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4" draw:text-style-name="P4" draw:layer="layout" svg:x1="7.8cm" svg:y1="2.2cm" svg:x2="7.8cm" svg:y2="19cm">
          <text:p/>
        </draw:line>
        <draw:custom-shape draw:style-name="gr9" draw:text-style-name="P7" draw:layer="layout" svg:width="3.6cm" svg:height="2cm" svg:x="15.4cm" svg:y="9.4cm">
          <text:p text:style-name="P2"><text:span text:style-name="T3">事件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8cm" svg:y1="5.4cm" svg:x2="17.4cm" svg:y2="5.4cm">
          <text:p/>
        </draw:line>
        <draw:line draw:style-name="gr4" draw:text-style-name="P4" draw:layer="layout" svg:x1="17.4cm" svg:y1="5.4cm" svg:x2="17.4cm" svg:y2="9.4cm">
          <text:p/>
        </draw:line>
        <draw:line draw:style-name="gr5" draw:text-style-name="P4" draw:layer="layout" svg:x1="17.4cm" svg:y1="11.4cm" svg:x2="17.4cm" svg:y2="16cm">
          <text:p/>
        </draw:line>
        <draw:line draw:style-name="gr4" draw:text-style-name="P4" draw:layer="layout" svg:x1="17.4cm" svg:y1="16cm" svg:x2="7.8cm" svg:y2="16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4" draw:text-style-name="P4" draw:layer="layout" svg:x1="14.2cm" svg:y1="1cm" svg:x2="14.2cm" svg:y2="15.6cm">
          <text:p/>
        </draw:line>
        <draw:line draw:style-name="gr5" draw:text-style-name="P4" draw:layer="layout" svg:x1="14.2cm" svg:y1="2.4cm" svg:x2="23cm" svg:y2="2.4cm">
          <text:p/>
        </draw:line>
        <draw:custom-shape draw:style-name="gr10" draw:text-style-name="P3" draw:layer="layout" svg:width="4.6cm" svg:height="2.2cm" svg:x="20.8cm" svg:y="5cm">
          <text:p text:style-name="P2"><text:span text:style-name="T1">事件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3cm" svg:y1="2.4cm" svg:x2="23cm" svg:y2="5cm">
          <text:p/>
        </draw:line>
        <draw:line draw:style-name="gr5" draw:text-style-name="P4" draw:layer="layout" svg:x1="23cm" svg:y1="7.2cm" svg:x2="23cm" svg:y2="9.4cm">
          <text:p/>
        </draw:line>
        <draw:line draw:style-name="gr4" draw:text-style-name="P4" draw:layer="layout" svg:x1="23cm" svg:y1="9.4cm" svg:x2="14.2cm" svg:y2="9.4cm">
          <text:p/>
        </draw:line>
        <draw:line draw:style-name="gr5" draw:text-style-name="P4" draw:layer="layout" svg:x1="14.2cm" svg:y1="11.2cm" svg:x2="5.2cm" svg:y2="11.2cm">
          <text:p/>
        </draw:line>
        <draw:custom-shape draw:style-name="gr11" draw:text-style-name="P3" draw:layer="layout" svg:width="5cm" svg:height="2.4cm" svg:x="2.6cm" svg:y="15.6cm">
          <text:p text:style-name="P2"><text:span text:style-name="T1">结局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2.4cm" svg:x="11.6cm" svg:y="15.6cm">
          <text:p text:style-name="P2"><text:span text:style-name="T1">结局</text:span><text:span text:style-name="T1">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2cm" svg:y1="11.2cm" svg:x2="5.2cm" svg:y2="15.6cm">
          <text:p/>
        </draw:line>
        <draw:frame draw:style-name="gr12" draw:text-style-name="P8" xml:id="id52" draw:id="id52" draw:layer="layout" svg:width="4cm" svg:height="1.089cm" svg:x="14.8cm" svg:y="2.511cm">
          <draw:text-box>
            <text:p>玩家选择A</text:p>
          </draw:text-box>
        </draw:frame>
        <draw:frame draw:style-name="gr13" draw:text-style-name="P8" xml:id="id53" draw:id="id53" draw:layer="layout" svg:width="1.2cm" svg:height="4.314cm" svg:x="12.8cm" svg:y="2.486cm">
          <draw:text-box>
            <text:p>玩家选择B</text:p>
          </draw:text-box>
        </draw:frame>
        <draw:frame draw:style-name="gr12" draw:text-style-name="P8" xml:id="id54" draw:id="id54" draw:layer="layout" svg:width="4.8cm" svg:height="1.089cm" svg:x="8.4cm" svg:y="11.2cm">
          <draw:text-box>
            <text:p>经历过事件A</text:p>
          </draw:text-box>
        </draw:frame>
        <draw:frame draw:style-name="gr14" draw:text-style-name="P8" xml:id="id55" draw:id="id55" draw:layer="layout" svg:width="2.2cm" svg:height="5.99cm" svg:x="14.4cm" svg:y="11.6cm">
          <draw:text-box>
            <text:p>没经历过事件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xml:id="id56" draw:id="id56">
          <draw:custom-shape draw:style-name="gr7" draw:text-style-name="P3" draw:layer="layout" svg:width="3.6cm" svg:height="2.2cm" svg:x="12.2cm" svg:y="0.6cm">
            <text:p text:style-name="P2"><text:span text:style-name="T1">开始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8.6cm" svg:height="3.8cm" svg:x="2cm" svg:y="3.8cm">
            <text:p text:style-name="P2"><text:span text:style-name="T1">令角色</text:span><text:span text:style-name="T1">A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2cm" svg:height="2.765cm" svg:x="23.8cm" svg:y="0.6cm">
            <draw:text-box>
              <text:p>%角色A</text:p>
              <text:p>%角色B</text:p>
              <text:p>%角色C</text:p>
            </draw:text-box>
          </draw:frame>
          <draw:custom-shape draw:style-name="gr15" draw:text-style-name="P3" draw:layer="layout" svg:width="8.6cm" svg:height="3.8cm" svg:x="17.2cm" svg:y="5.2cm">
            <text:p text:style-name="P2"><text:span text:style-name="T1">令角色</text:span><text:span text:style-name="T1">B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8.6cm" svg:height="3.8cm" svg:x="2cm" svg:y="9cm">
            <text:p text:style-name="P2"><text:span text:style-name="T1">令角色</text:span><text:span text:style-name="T1">C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8.6cm" svg:height="3.8cm" svg:x="17.2cm" svg:y="10.4cm">
            <text:p text:style-name="P2"><text:span text:style-name="T1">令角色</text:span><text:span text:style-name="T1">A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8.6cm" svg:height="3.8cm" svg:x="2cm" svg:y="14.2cm">
            <text:p text:style-name="P2"><text:span text:style-name="T1">令角色</text:span><text:span text:style-name="T1">B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8.6cm" svg:height="3.8cm" svg:x="17.2cm" svg:y="15.6cm">
            <text:p text:style-name="P2"><text:span text:style-name="T1">令角色</text:span><text:span text:style-name="T1">C</text:span><text:span text:style-name="T1">好感</text:span></text:p>
            <text:p text:style-name="P2"><text:span text:style-name="T1">度</text:span><text:span text:style-name="T1">+1</text:span><text:span text:style-name="T1">的事件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4cm" svg:y1="4.2cm" svg:x2="10.6cm" svg:y2="4.2cm">
            <text:p/>
          </draw:line>
          <draw:line draw:style-name="gr4" draw:text-style-name="P4" draw:layer="layout" svg:x1="10.6cm" svg:y1="5.6cm" svg:x2="14cm" svg:y2="5.6cm">
            <text:p/>
          </draw:line>
          <draw:line draw:style-name="gr4" draw:text-style-name="P4" draw:layer="layout" svg:x1="14cm" svg:y1="6.4cm" svg:x2="17.2cm" svg:y2="6.4cm">
            <text:p/>
          </draw:line>
          <draw:line draw:style-name="gr4" draw:text-style-name="P4" draw:layer="layout" svg:x1="17.2cm" svg:y1="7.6cm" svg:x2="14cm" svg:y2="7.6cm">
            <text:p/>
          </draw:line>
          <draw:line draw:style-name="gr4" draw:text-style-name="P4" draw:layer="layout" svg:x1="14cm" svg:y1="9.4cm" svg:x2="10.6cm" svg:y2="9.4cm">
            <text:p/>
          </draw:line>
          <draw:line draw:style-name="gr4" draw:text-style-name="P4" draw:layer="layout" svg:x1="10.6cm" svg:y1="10.6cm" svg:x2="14cm" svg:y2="10.6cm">
            <text:p/>
          </draw:line>
          <draw:line draw:style-name="gr4" draw:text-style-name="P4" draw:layer="layout" svg:x1="14cm" svg:y1="11.4cm" svg:x2="17.2cm" svg:y2="11.4cm">
            <text:p/>
          </draw:line>
          <draw:line draw:style-name="gr4" draw:text-style-name="P4" draw:layer="layout" svg:x1="17.2cm" svg:y1="12.8cm" svg:x2="14cm" svg:y2="12.8cm">
            <text:p/>
          </draw:line>
          <draw:line draw:style-name="gr4" draw:text-style-name="P4" draw:layer="layout" svg:x1="14cm" svg:y1="14.4cm" svg:x2="10.6cm" svg:y2="14.4cm">
            <text:p/>
          </draw:line>
          <draw:line draw:style-name="gr4" draw:text-style-name="P4" draw:layer="layout" svg:x1="10.6cm" svg:y1="15.6cm" svg:x2="14cm" svg:y2="15.6cm">
            <text:p/>
          </draw:line>
          <draw:line draw:style-name="gr4" draw:text-style-name="P4" draw:layer="layout" svg:x1="14cm" svg:y1="16.8cm" svg:x2="17.2cm" svg:y2="16.8cm">
            <text:p/>
          </draw:line>
          <draw:line draw:style-name="gr4" draw:text-style-name="P4" draw:layer="layout" svg:x1="17.2cm" svg:y1="17.8cm" svg:x2="14cm" svg:y2="17.8cm">
            <text:p/>
          </draw:line>
          <draw:line draw:style-name="gr4" draw:text-style-name="P4" draw:layer="layout" svg:x1="14cm" svg:y1="2.8cm" svg:x2="14cm" svg:y2="21.8cm">
            <text:p/>
          </draw:line>
          <draw:line draw:style-name="gr5" draw:text-style-name="P4" draw:layer="layout" svg:x1="4.8cm" svg:y1="21.8cm" svg:x2="23.4cm" svg:y2="21.8cm">
            <text:p/>
          </draw:line>
          <draw:line draw:style-name="gr4" draw:text-style-name="P4" draw:layer="layout" svg:x1="4.8cm" svg:y1="21.8cm" svg:x2="4.8cm" svg:y2="23.8cm">
            <text:p/>
          </draw:line>
          <draw:line draw:style-name="gr4" draw:text-style-name="P4" draw:layer="layout" svg:x1="14cm" svg:y1="21.8cm" svg:x2="14cm" svg:y2="23.8cm">
            <text:p/>
          </draw:line>
          <draw:line draw:style-name="gr4" draw:text-style-name="P4" draw:layer="layout" svg:x1="23.4cm" svg:y1="21.8cm" svg:x2="23.4cm" svg:y2="23.8cm">
            <text:p/>
          </draw:line>
          <draw:custom-shape draw:style-name="gr17" draw:text-style-name="P3" draw:layer="layout" svg:width="8.6cm" svg:height="2cm" svg:x="0.8cm" svg:y="23.8cm">
            <text:p text:style-name="P2"><text:span text:style-name="T1">角色</text:span><text:span text:style-name="T1">A</text:span><text:span text:style-name="T1">的结局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8.6cm" svg:height="2cm" svg:x="9.8cm" svg:y="23.8cm">
            <text:p text:style-name="P2"><text:span text:style-name="T1">角色</text:span><text:span text:style-name="T1">B</text:span><text:span text:style-name="T1">的结局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8.6cm" svg:height="2cm" svg:x="18.8cm" svg:y="23.8cm">
            <text:p text:style-name="P2"><text:span text:style-name="T1">角色</text:span><text:span text:style-name="T1">C</text:span><text:span text:style-name="T1">的结局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6" svg:path="M-0.00357142857142857 0.0380952380952381v-0.342857142857143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olyline draw:style-name="gr5" draw:text-style-name="P4" xml:id="id57" draw:id="id57" draw:layer="layout" svg:width="18.599cm" svg:height="0cm" svg:x="4.8cm" svg:y="15.2cm" svg:viewBox="0 0 18600 0" draw:points="0,0 18600,0">
          <text:p/>
        </draw:polyline>
        <draw:polyline draw:style-name="gr4" draw:text-style-name="P4" xml:id="id58" draw:id="id58" draw:layer="layout" svg:width="0cm" svg:height="1.999cm" svg:x="4.8cm" svg:y="15.2cm" svg:viewBox="0 0 0 2000" draw:points="0,0 0,2000">
          <text:p/>
        </draw:polyline>
        <draw:polyline draw:style-name="gr4" draw:text-style-name="P4" xml:id="id59" draw:id="id59" draw:layer="layout" svg:width="0cm" svg:height="17.199cm" svg:x="14cm" svg:y="0cm" svg:viewBox="0 0 0 17200" draw:points="0,0 0,17200">
          <text:p/>
        </draw:polyline>
        <draw:polyline draw:style-name="gr4" draw:text-style-name="P4" xml:id="id60" draw:id="id60" draw:layer="layout" svg:width="0cm" svg:height="1.999cm" svg:x="23.4cm" svg:y="15.2cm" svg:viewBox="0 0 0 2000" draw:points="0,0 0,2000">
          <text:p/>
        </draw:polyline>
        <draw:custom-shape draw:style-name="gr17" draw:text-style-name="P3" xml:id="id65" draw:id="id65" draw:layer="layout" svg:width="8.6cm" svg:height="2cm" svg:x="0.8cm" svg:y="17.2cm">
          <text:p text:style-name="P2"><text:span text:style-name="T1">角色</text:span><text:span text:style-name="T1">A</text:span><text:span text:style-name="T1">的结局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66" draw:id="id66" draw:layer="layout" svg:width="8.6cm" svg:height="2cm" svg:x="9.8cm" svg:y="17.2cm">
          <text:p text:style-name="P2"><text:span text:style-name="T1">角色</text:span><text:span text:style-name="T1">B</text:span><text:span text:style-name="T1">的结局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67" draw:id="id67" draw:layer="layout" svg:width="8.6cm" svg:height="2cm" svg:x="18.8cm" svg:y="17.2cm">
          <text:p text:style-name="P2"><text:span text:style-name="T1">角色</text:span><text:span text:style-name="T1">C</text:span><text:span text:style-name="T1">的结局</text:span></text:p>
          <draw:enhanced-geometry svg:viewBox="0 0 21600 21600" draw:type="rectangle" draw:enhanced-path="M 0 0 L 21600 0 21600 21600 0 21600 0 0 Z N"/>
        </draw:custom-shape>
        <draw:polyline draw:style-name="gr5" draw:text-style-name="P4" xml:id="id61" draw:id="id61" draw:layer="layout" svg:width="0cm" svg:height="16.199cm" svg:x="14cm" svg:y="0cm" svg:viewBox="0 0 0 16200" draw:points="0,0 0,16200">
          <text:p/>
        </draw:polyline>
        <draw:polyline draw:style-name="gr4" draw:text-style-name="P4" xml:id="id62" draw:id="id62" draw:layer="layout" svg:width="4.599cm" svg:height="0cm" svg:x="14cm" svg:y="16.2cm" svg:viewBox="0 0 4600 0" draw:points="0,0 4600,0">
          <text:p/>
        </draw:polyline>
        <draw:polyline draw:style-name="gr4" draw:text-style-name="P4" xml:id="id63" draw:id="id63" draw:layer="layout" svg:width="4.599cm" svg:height="0cm" svg:x="14cm" svg:y="13cm" svg:viewBox="0 0 4600 0" draw:points="0,0 4600,0">
          <text:p/>
        </draw:polyline>
        <draw:polyline draw:style-name="gr4" draw:text-style-name="P4" xml:id="id64" draw:id="id64" draw:layer="layout" svg:width="4.599cm" svg:height="0cm" svg:x="14cm" svg:y="10cm" svg:viewBox="0 0 4600 0" draw:points="0,0 4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5" svg:path="M0.00357142857142857 0l0.635714285714286-0.390476190476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0.00357142857142857 0l0.321428571428571-0.247619047619048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7" svg:path="M0.00357142857142857 0v-0.095238095238095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4" draw:text-style-name="P4" draw:layer="layout" svg:x1="14cm" svg:y1="0cm" svg:x2="14cm" svg:y2="6cm">
          <text:p/>
        </draw:line>
        <draw:line draw:style-name="gr5" draw:text-style-name="P4" draw:layer="layout" svg:x1="6cm" svg:y1="6cm" svg:x2="21.8cm" svg:y2="6cm">
          <text:p/>
        </draw:line>
        <draw:line draw:style-name="gr4" draw:text-style-name="P4" draw:layer="layout" svg:x1="6cm" svg:y1="6cm" svg:x2="6cm" svg:y2="9.8cm">
          <text:p/>
        </draw:line>
        <draw:line draw:style-name="gr4" draw:text-style-name="P4" draw:layer="layout" svg:x1="21.8cm" svg:y1="6cm" svg:x2="21.8cm" svg:y2="9.8cm">
          <text:p/>
        </draw:line>
        <draw:custom-shape draw:style-name="gr18" draw:text-style-name="P3" draw:layer="layout" svg:width="11.6cm" svg:height="2cm" svg:x="0.4cm" svg:y="9.8cm">
          <text:p text:style-name="P2"><text:span text:style-name="T1">角色</text:span><text:span text:style-name="T1">A</text:span><text:span text:style-name="T1">的好感度</text:span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1.6cm" svg:height="2cm" svg:x="15.8cm" svg:y="9.8cm">
          <text:p text:style-name="P2"><text:span text:style-name="T1">角色</text:span><text:span text:style-name="T1">B</text:span><text:span text:style-name="T1">的好感度</text:span><text:span text:style-name="T1">+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cm" svg:y1="11.8cm" svg:x2="6cm" svg:y2="14.4cm">
          <text:p/>
        </draw:line>
        <draw:line draw:style-name="gr5" draw:text-style-name="P4" draw:layer="layout" svg:x1="21.8cm" svg:y1="11.8cm" svg:x2="21.8cm" svg:y2="14.4cm">
          <text:p/>
        </draw:line>
        <draw:line draw:style-name="gr4" draw:text-style-name="P4" draw:layer="layout" svg:x1="13.8cm" svg:y1="14.4cm" svg:x2="13.8cm" svg:y2="21cm">
          <text:p/>
        </draw:line>
        <draw:line draw:style-name="gr5" draw:text-style-name="P4" draw:layer="layout" svg:x1="6cm" svg:y1="14.4cm" svg:x2="21.8cm" svg:y2="14.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4" draw:text-style-name="P4" draw:layer="layout" svg:x1="14cm" svg:y1="3.8cm" svg:x2="14cm" svg:y2="9cm">
          <text:p/>
        </draw:line>
        <draw:line draw:style-name="gr5" draw:text-style-name="P4" draw:layer="layout" svg:x1="7.4cm" svg:y1="9cm" svg:x2="20.8cm" svg:y2="9cm">
          <text:p/>
        </draw:line>
        <draw:line draw:style-name="gr4" draw:text-style-name="P4" draw:layer="layout" svg:x1="7.4cm" svg:y1="9cm" svg:x2="7.4cm" svg:y2="12.4cm">
          <text:p/>
        </draw:line>
        <draw:line draw:style-name="gr4" draw:text-style-name="P4" draw:layer="layout" svg:x1="20.8cm" svg:y1="9cm" svg:x2="20.8cm" svg:y2="12.4cm">
          <text:p/>
        </draw:line>
        <draw:polyline draw:style-name="gr5" draw:text-style-name="P4" xml:id="id68" draw:id="id68" draw:layer="layout" svg:width="6.799cm" svg:height="0cm" svg:x="3.8cm" svg:y="12.4cm" svg:viewBox="0 0 6800 0" draw:points="0,0 6800,0">
          <text:p/>
        </draw:polyline>
        <draw:polyline draw:style-name="gr5" draw:text-style-name="P4" xml:id="id69" draw:id="id69" draw:layer="layout" svg:width="6.799cm" svg:height="0cm" svg:x="17.2cm" svg:y="12.4cm" svg:viewBox="0 0 6800 0" draw:points="0,0 6800,0">
          <text:p/>
        </draw:polyline>
        <draw:polyline draw:style-name="gr4" draw:text-style-name="P4" xml:id="id70" draw:id="id70" draw:layer="layout" svg:width="0cm" svg:height="3.399cm" svg:x="3.8cm" svg:y="12.4cm" svg:viewBox="0 0 0 3400" draw:points="0,0 0,3400">
          <text:p/>
        </draw:polyline>
        <draw:polyline draw:style-name="gr4" draw:text-style-name="P4" xml:id="id71" draw:id="id71" draw:layer="layout" svg:width="0cm" svg:height="3.399cm" svg:x="10.6cm" svg:y="12.4cm" svg:viewBox="0 0 0 3400" draw:points="0,0 0,3400">
          <text:p/>
        </draw:polyline>
        <draw:polyline draw:style-name="gr4" draw:text-style-name="P4" xml:id="id72" draw:id="id72" draw:layer="layout" svg:width="0cm" svg:height="3.399cm" svg:x="17.2cm" svg:y="12.4cm" svg:viewBox="0 0 0 3400" draw:points="0,0 0,3400">
          <text:p/>
        </draw:polyline>
        <draw:polyline draw:style-name="gr4" draw:text-style-name="P4" xml:id="id73" draw:id="id73" draw:layer="layout" svg:width="0cm" svg:height="3.399cm" svg:x="24cm" svg:y="12.4cm" svg:viewBox="0 0 0 3400" draw:points="0,0 0,3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4" draw:text-style-name="P4" draw:layer="layout" svg:x1="5.2cm" svg:y1="0.8cm" svg:x2="5.2cm" svg:y2="19.8cm">
          <text:p/>
        </draw:line>
        <draw:line draw:style-name="gr5" draw:text-style-name="P4" draw:layer="layout" svg:x1="5.2cm" svg:y1="3.2cm" svg:x2="13.8cm" svg:y2="3.2cm">
          <text:p/>
        </draw:line>
        <draw:line draw:style-name="gr5" draw:text-style-name="P4" draw:layer="layout" svg:x1="13.8cm" svg:y1="3.2cm" svg:x2="13.8cm" svg:y2="17.4cm">
          <text:p/>
        </draw:line>
        <draw:line draw:style-name="gr4" draw:text-style-name="P4" draw:layer="layout" svg:x1="13.8cm" svg:y1="17.4cm" svg:x2="5.2cm" svg:y2="17.4cm">
          <text:p/>
        </draw:line>
        <draw:polyline draw:style-name="gr5" draw:text-style-name="P4" xml:id="id74" draw:id="id74" draw:layer="layout" svg:width="7.599cm" svg:height="0cm" svg:x="13.8cm" svg:y="5.6cm" svg:viewBox="0 0 7600 0" draw:points="0,0 7600,0">
          <text:p/>
        </draw:polyline>
        <draw:polyline draw:style-name="gr5" draw:text-style-name="P4" xml:id="id75" draw:id="id75" draw:layer="layout" svg:width="0cm" svg:height="10.199cm" svg:x="21.4cm" svg:y="5.6cm" svg:viewBox="0 0 0 10200" draw:points="0,0 0,10200">
          <text:p/>
        </draw:polyline>
        <draw:polyline draw:style-name="gr4" draw:text-style-name="P4" xml:id="id76" draw:id="id76" draw:layer="layout" svg:width="7.599cm" svg:height="0cm" svg:x="13.8cm" svg:y="15.8cm" svg:viewBox="0 0 7600 0" draw:points="76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9" draw:text-style-name="P3" draw:layer="layout" svg:width="3.8cm" svg:height="2.2cm" svg:x="8.2cm" svg:y="1cm">
          <text:p text:style-name="P2"><text:span text:style-name="T1">开始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7.6cm" svg:height="2.2cm" svg:x="1.6cm" svg:y="8cm">
          <text:p text:style-name="P2"><text:span text:style-name="T1">Bad Endin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cm" svg:y1="3.2cm" svg:x2="10cm" svg:y2="5.6cm">
          <text:p/>
        </draw:line>
        <draw:line draw:style-name="gr5" draw:text-style-name="P4" draw:layer="layout" svg:x1="4.6cm" svg:y1="5.6cm" svg:x2="13.8cm" svg:y2="5.6cm">
          <text:p/>
        </draw:line>
        <draw:line draw:style-name="gr4" draw:text-style-name="P4" draw:layer="layout" svg:x1="4.6cm" svg:y1="5.6cm" svg:x2="4.6cm" svg:y2="8cm">
          <text:p/>
        </draw:line>
        <draw:line draw:style-name="gr4" draw:text-style-name="P4" draw:layer="layout" svg:x1="13.8cm" svg:y1="5.6cm" svg:x2="13.8cm" svg:y2="17cm">
          <text:p/>
        </draw:line>
        <draw:custom-shape draw:style-name="gr21" draw:text-style-name="P2" draw:layer="layout" svg:width="5cm" svg:height="4cm" svg:x="19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7.4cm" svg:x2="19cm" svg:y2="7.4cm">
          <text:p/>
        </draw:line>
        <draw:line draw:style-name="gr4" draw:text-style-name="P4" draw:layer="layout" svg:x1="19cm" svg:y1="9.6cm" svg:x2="13.8cm" svg:y2="9.6cm">
          <text:p/>
        </draw:line>
        <draw:custom-shape draw:style-name="gr22" draw:text-style-name="P2" draw:layer="layout" svg:width="5cm" svg:height="3.4cm" svg:x="19cm" svg:y="11.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12.4cm" svg:x2="19cm" svg:y2="12.4cm">
          <text:p/>
        </draw:line>
        <draw:line draw:style-name="gr4" draw:text-style-name="P4" draw:layer="layout" svg:x1="19cm" svg:y1="14.2cm" svg:x2="13.8cm" svg:y2="14.2cm">
          <text:p/>
        </draw:line>
        <draw:custom-shape draw:style-name="gr23" draw:text-style-name="P3" draw:layer="layout" svg:width="8.2cm" svg:height="2.2cm" svg:x="9.8cm" svg:y="17cm">
          <text:p text:style-name="P2"><text:span text:style-name="T1">Good End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heads_20_3" draw:display-name="Arrowheads 3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8:01:31.040270966</meta:creation-date>
    <dc:date>2015-07-17T20:59:32.693871467</dc:date>
    <meta:editing-duration>PT6H56S</meta:editing-duration>
    <meta:editing-cycles>11</meta:editing-cycles>
    <meta:generator>LibreOffice/4.4.4.3$Linux_X86_64 LibreOffice_project/40m0$Build-3</meta:generator>
    <meta:document-statistic meta:object-count="210"/>
  </office:meta>
</office:document-meta>
</file>